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6.6924in" table:align="margins"/>
    </style:style>
    <style:style style:name="Tabella4.A" style:family="table-column">
      <style:table-column-properties style:column-width="3.3458in" style:rel-column-width="32767*"/>
    </style:style>
    <style:style style:name="Tabella4.B" style:family="table-column">
      <style:table-column-properties style:column-width="3.3465in" style:rel-column-width="32768*"/>
    </style:style>
    <style:style style:name="Tabella4.A1" style:family="table-cell">
      <style:table-cell-properties fo:padding-left="0.1576in" fo:padding-right="0.1576in" fo:padding-top="0.0785in" fo:padding-bottom="0.0785in" fo:border-left="none" fo:border-right="0.0007in solid #000000" fo:border-top="none" fo:border-bottom="0.0139in solid #000000"/>
    </style:style>
    <style:style style:name="Tabella4.B1" style:family="table-cell">
      <style:table-cell-properties fo:padding-left="0.1576in" fo:padding-right="0.1576in" fo:padding-top="0.0785in" fo:padding-bottom="0.0785in" fo:border-left="0.0139in solid #000000" fo:border-right="none" fo:border-top="none" fo:border-bottom="0.0139in solid #000000"/>
    </style:style>
    <style:style style:name="Tabella4.A2" style:family="table-cell">
      <style:table-cell-properties fo:padding-left="0.1576in" fo:padding-right="0.1576in" fo:padding-top="0.0785in" fo:padding-bottom="0.0785in" fo:border-left="none" fo:border-right="none" fo:border-top="0.0007in solid #000000" fo:border-bottom="none"/>
    </style:style>
    <style:style style:name="Tabella4.B2" style:family="table-cell">
      <style:table-cell-properties fo:padding-left="0.1576in" fo:padding-right="0.1576in" fo:padding-top="0.0785in" fo:padding-bottom="0.0785in" fo:border-left="0.0139in solid #000000" fo:border-right="none" fo:border-top="none" fo:border-bottom="none"/>
    </style:style>
    <style:style style:name="Tabella2" style:family="table">
      <style:table-properties style:width="6.6924in" table:align="margins"/>
    </style:style>
    <style:style style:name="Tabella2.A" style:family="table-column">
      <style:table-column-properties style:column-width="0.7819in" style:rel-column-width="7658*"/>
    </style:style>
    <style:style style:name="Tabella2.B" style:family="table-column">
      <style:table-column-properties style:column-width="0.9257in" style:rel-column-width="9066*"/>
    </style:style>
    <style:style style:name="Tabella2.C" style:family="table-column">
      <style:table-column-properties style:column-width="4.9847in" style:rel-column-width="48811*"/>
    </style:style>
    <style:style style:name="Tabella2.A1" style:family="table-cell">
      <style:table-cell-properties fo:padding="0.0382in" fo:border-left="none" fo:border-right="none" fo:border-top="none" fo:border-bottom="0.0007in solid #000000"/>
    </style:style>
    <style:style style:name="Tabella2.B1" style:family="table-cell">
      <style:table-cell-properties fo:padding="0.0382in" fo:border-left="0.0007in solid #000000" fo:border-right="0.0007in solid #000000" fo:border-top="none" fo:border-bottom="0.0007in solid #000000"/>
    </style:style>
    <style:style style:name="Tabella2.B2" style:family="table-cell">
      <style:table-cell-properties fo:padding="0.0382in" fo:border-left="0.0007in solid #000000" fo:border-right="none" fo:border-top="none" fo:border-bottom="0.0007in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2.7811in"/>
          <style:tab-stop style:position="3.3457in" style:type="center"/>
          <style:tab-stop style:position="6.6925in"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2.7811in"/>
          <style:tab-stop style:position="3.3457in" style:type="center"/>
          <style:tab-stop style:position="6.6925in"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in" fo:margin-right="0in" fo:text-align="justify" style:justify-single-word="false" fo:text-indent="0in"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text-align="justify" style:justify-single-word="false" fo:text-indent="0in"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in" fo:margin-right="0in" fo:text-align="justify" style:justify-single-word="false" fo:text-indent="0in" style:auto-text-indent="false" style:text-autospace="none"/>
      <style:text-properties style:font-name="Arial"/>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Standard">
      <style:paragraph-properties fo:text-align="justify" style:justify-single-word="false"/>
      <style:text-properties fo:font-size="12pt" style:font-size-asian="12pt" style:font-size-complex="12pt"/>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fo:font-size="12pt" style:font-size-asian="12pt" style:font-size-complex="12pt"/>
    </style:style>
    <style:style style:name="P26" style:family="paragraph" style:parent-style-name="Text_20_body">
      <style:text-properties fo:font-size="12pt" style:font-size-asian="10.5pt" style:font-size-complex="12pt"/>
    </style:style>
    <style:style style:name="P27" style:family="paragraph" style:parent-style-name="Text_20_body">
      <style:paragraph-properties fo:text-align="justify" style:justify-single-word="false"/>
      <style:text-properties fo:font-size="12pt" style:font-size-asian="10.5pt" style:font-size-complex="12pt"/>
    </style:style>
    <style:style style:name="P28" style:family="paragraph" style:parent-style-name="Heading_20_1">
      <style:text-properties fo:font-size="15pt" style:font-name-asian="ArialMT" style:font-size-asian="15pt" style:font-name-complex="ArialMT" style:font-size-complex="15pt"/>
    </style:style>
    <style:style style:name="P29" style:family="paragraph" style:parent-style-name="Heading_20_1">
      <style:text-properties fo:font-size="15pt" style:font-size-asian="15pt" style:font-size-complex="15pt"/>
    </style:style>
    <style:style style:name="P30" style:family="paragraph" style:parent-style-name="Heading_20_1">
      <style:text-properties style:font-name-asian="ArialMT" style:font-name-complex="ArialMT"/>
    </style:style>
    <style:style style:name="P31" style:family="paragraph" style:parent-style-name="Heading_20_1">
      <style:paragraph-properties fo:break-before="page"/>
      <style:text-properties fo:font-size="15pt" style:font-size-asian="15pt" style:font-size-complex="15pt"/>
    </style:style>
    <style:style style:name="P32" style:family="paragraph" style:parent-style-name="Heading_20_2">
      <style:text-properties fo:font-size="13pt" style:font-size-asian="13pt" style:font-size-complex="13pt"/>
    </style:style>
    <style:style style:name="P33" style:family="paragraph" style:parent-style-name="Heading_20_2">
      <style:text-properties fo:font-size="13pt" style:font-name-asian="ArialMT" style:font-size-asian="13pt" style:font-name-complex="ArialMT" style:font-size-complex="13pt"/>
    </style:style>
    <style:style style:name="P34" style:family="paragraph" style:parent-style-name="Heading_20_2">
      <style:text-properties fo:font-size="13pt" fo:font-style="normal" style:font-size-asian="13pt" style:font-style-asian="normal" style:font-size-complex="13pt" style:font-style-complex="normal"/>
    </style:style>
    <style:style style:name="P35" style:family="paragraph" style:parent-style-name="Heading_20_2">
      <style:text-properties fo:font-style="normal" style:font-style-asian="normal" style:font-style-complex="normal"/>
    </style:style>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1"/>
    <style:style style:name="P40"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41" style:family="paragraph" style:parent-style-name="Standard">
      <style:text-properties fo:font-size="13pt" style:font-name-asian="ArialMT" style:font-size-asian="13pt" style:font-name-complex="ArialMT" style:font-size-complex="13pt"/>
    </style:style>
    <style:style style:name="P42" style:family="paragraph" style:parent-style-name="Header">
      <style:paragraph-properties fo:text-align="center" style:justify-single-word="false"/>
      <style:text-properties fo:font-size="6pt" style:font-size-asian="6pt" style:font-size-complex="6pt"/>
    </style:style>
    <style:style style:name="P43" style:family="paragraph" style:parent-style-name="Contents_20_2">
      <style:paragraph-properties>
        <style:tab-stops>
          <style:tab-stop style:position="6.4957in" style:type="right" style:leader-style="dotted" style:leader-text="."/>
        </style:tab-stops>
      </style:paragraph-properties>
    </style:style>
    <style:style style:name="P44" style:family="paragraph" style:parent-style-name="Heading_20_2">
      <style:text-properties fo:font-size="15pt" style:font-name-asian="ArialMT" style:font-size-asian="15pt" style:font-name-complex="ArialMT" style:font-size-complex="15pt"/>
    </style:style>
    <style:style style:name="P45" style:family="paragraph" style:parent-style-name="Heading_20_2">
      <style:text-properties fo:font-size="13pt" style:font-name-asian="ArialMT" style:font-size-asian="13pt" style:font-name-complex="ArialMT" style:font-size-complex="13pt"/>
    </style:style>
    <style:style style:name="P46" style:family="paragraph" style:parent-style-name="Heading_20_1">
      <style:text-properties fo:font-size="15pt" style:font-name-asian="ArialMT" style:font-size-asian="15pt" style:font-name-complex="ArialMT" style:font-size-complex="15pt"/>
    </style:style>
    <style:style style:name="P47" style:family="paragraph" style:parent-style-name="Heading_20_1">
      <style:text-properties style:font-name-asian="ArialMT" style:font-name-complex="ArialMT"/>
    </style:style>
    <style:style style:name="P48" style:family="paragraph" style:parent-style-name="Text_20_body">
      <style:text-properties style:font-name-asian="ArialMT" style:font-name-complex="ArialMT"/>
    </style:style>
    <style:style style:name="P49" style:family="paragraph" style:parent-style-name="Text_20_body" style:list-style-name="L5">
      <style:text-properties style:font-name-asian="ArialMT" style:font-name-complex="ArialMT"/>
    </style:style>
    <style:style style:name="P50" style:family="paragraph" style:parent-style-name="Text_20_body" style:list-style-name="L5">
      <style:text-properties style:font-name-asian="ArialMT" style:font-name-complex="ArialMT"/>
    </style:style>
    <style:style style:name="P51" style:family="paragraph" style:parent-style-name="Contents_20_1">
      <style:paragraph-properties>
        <style:tab-stops>
          <style:tab-stop style:position="6.4957in" style:type="right" style:leader-style="dotted" style:leader-text="."/>
        </style:tab-stops>
      </style:paragraph-properties>
    </style:style>
    <style:style style:name="P52" style:family="paragraph" style:parent-style-name="Table_20_Contents">
      <style:text-properties style:font-name="Arial"/>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24 Gennaio 2008</text:p>
          </table:table-cell>
        </table:table-row>
        <table:table-row>
          <table:table-cell table:style-name="Tabella4.A2" office:value-type="string">
            <text:p text:style-name="P8">Documento Esterno - Formale <text:s/>- v1.1</text:p>
          </table:table-cell>
          <table:table-cell table:style-name="Tabella4.B2" office:value-type="string">
            <text:p text:style-name="P9">Specifica_tecnica.pdf</text:p>
          </table:table-cell>
        </table:table-row>
      </table:table>
      <text:p text:style-name="P14"/>
      <text:p text:style-name="P14"/>
      <text:p text:style-name="P15">Redazione:</text:p>
      <text:p text:style-name="P17"><text:tab/><text:tab/><text:tab/>Davide Compagnin</text:p>
      <text:p text:style-name="P18"/>
      <text:p text:style-name="P18">Revisione:<text:tab/></text:p>
      <text:p text:style-name="P17"><text:tab/><text:tab/><text:tab/></text:p>
      <text:p text:style-name="P18"/>
      <text:p text:style-name="P18">Approvazione:</text:p>
      <text:p text:style-name="P20"><text:tab/><text:tab/><text:tab/></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1" office:value-type="string">
            <text:p text:style-name="P22">1.1</text:p>
          </table:table-cell>
          <table:table-cell table:style-name="Tabella2.B2" office:value-type="string">
            <text:p text:style-name="P22">24/01/2008</text:p>
          </table:table-cell>
          <table:table-cell table:style-name="Tabella2.B2" office:value-type="string">
            <text:p text:style-name="P10">Aggiornate le stime di fattibilita'</text:p>
          </table:table-cell>
        </table:table-row>
        <table:table-row>
          <table:table-cell table:style-name="Tabella2.A1" office:value-type="string">
            <text:p text:style-name="P22">1.0</text:p>
          </table:table-cell>
          <table:table-cell table:style-name="Tabella2.B2" office:value-type="string">
            <text:p text:style-name="P22">23/01/2008</text:p>
          </table:table-cell>
          <table:table-cell table:style-name="Tabella2.B2" office:value-type="string">
            <text:p text:style-name="P10">Prima Stesura</text:p>
          </table:table-cell>
        </table:table-row>
      </table:table>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Heading">Sommario</text:p>
      <text:p text:style-name="Text_20_body">Questo documento ha il fine di illustrare le scelte tecniche, tecnologiche ed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51"><text:a xlink:type="simple" xlink:href="#1.Introduzione |outline" text:style-name="Page_20_Number" text:visited-style-name="Page_20_Number">1 <text:s text:c="2"/>Introduzione <text:tab/></text:a><text:a xlink:type="simple" xlink:href="#1.Introduzione |outline" text:style-name="Page_20_Number" text:visited-style-name="Page_20_Number">4</text:a></text:p>
          <text:p text:style-name="P43"><text:a xlink:type="simple" xlink:href="#1.1.Scopo del documento |outline" text:style-name="Page_20_Number" text:visited-style-name="Page_20_Number">1.1 <text:s text:c="2"/>Scopo del documento <text:tab/></text:a><text:a xlink:type="simple" xlink:href="#1.1.Scopo del documento |outline" text:style-name="Page_20_Number" text:visited-style-name="Page_20_Number">4</text:a></text:p>
          <text:p text:style-name="P43"><text:a xlink:type="simple" xlink:href="#1.2.Scopo del prodotto|outline" text:style-name="Page_20_Number" text:visited-style-name="Page_20_Number">1.2 <text:s text:c="2"/>Scopo del prodotto<text:tab/></text:a><text:a xlink:type="simple" xlink:href="#1.2.Scopo del prodotto|outline" text:style-name="Page_20_Number" text:visited-style-name="Page_20_Number">4</text:a></text:p>
          <text:p text:style-name="P43"><text:a xlink:type="simple" xlink:href="#1.3.Glossario |outline" text:style-name="Page_20_Number" text:visited-style-name="Page_20_Number">1.3 <text:s text:c="2"/>Glossario <text:tab/></text:a><text:a xlink:type="simple" xlink:href="#1.3.Glossario |outline" text:style-name="Page_20_Number" text:visited-style-name="Page_20_Number">4</text:a></text:p>
          <text:p text:style-name="P43"><text:a xlink:type="simple" xlink:href="#1.4.Riferimenti|outline" text:style-name="Page_20_Number" text:visited-style-name="Page_20_Number">1.4 <text:s text:c="2"/>Riferimenti<text:tab/></text:a><text:a xlink:type="simple" xlink:href="#1.4.Riferimenti|outline" text:style-name="Page_20_Number" text:visited-style-name="Page_20_Number">4</text:a></text:p>
          <text:p text:style-name="P43"><text:a xlink:type="simple" xlink:href="#1.5.Relazione con altri progetti|outline" text:style-name="Page_20_Number" text:visited-style-name="Page_20_Number">1.5 <text:s text:c="2"/>Relazione con altri progetti<text:tab/></text:a><text:a xlink:type="simple" xlink:href="#1.5.Relazione con altri progetti|outline" text:style-name="Page_20_Number" text:visited-style-name="Page_20_Number">5</text:a></text:p>
          <text:p text:style-name="P51"><text:a xlink:type="simple" xlink:href="#2.Definizione del prodotto |outline" text:style-name="Page_20_Number" text:visited-style-name="Page_20_Number">2 <text:s text:c="2"/>Definizione del prodotto <text:tab/></text:a><text:a xlink:type="simple" xlink:href="#2.Definizione del prodotto |outline" text:style-name="Page_20_Number" text:visited-style-name="Page_20_Number">5</text:a></text:p>
          <text:p text:style-name="P43"><text:a xlink:type="simple" xlink:href="#2.1.Metodo e formalismo di specifica |outline" text:style-name="Page_20_Number" text:visited-style-name="Page_20_Number">2.1 <text:s text:c="2"/>Metodo e formalismo di specifica <text:tab/></text:a><text:a xlink:type="simple" xlink:href="#2.1.Metodo e formalismo di specifica |outline" text:style-name="Page_20_Number" text:visited-style-name="Page_20_Number">5</text:a></text:p>
          <text:p text:style-name="P43"><text:a xlink:type="simple" xlink:href="#2.2.Primo livello di decomposizione architetturale |outline" text:style-name="Page_20_Number" text:visited-style-name="Page_20_Number">2.2 <text:s text:c="2"/>Primo livello di decomposizione architetturale <text:tab/></text:a><text:a xlink:type="simple" xlink:href="#2.2.Primo livello di decomposizione architetturale |outline" text:style-name="Page_20_Number" text:visited-style-name="Page_20_Number">5</text:a></text:p>
          <text:p text:style-name="P51"><text:a xlink:type="simple" xlink:href="#3.Descrizione package “logica”|outline" text:style-name="Page_20_Number" text:visited-style-name="Page_20_Number">3 <text:s text:c="2"/>Descrizione package “logica”<text:tab/></text:a><text:a xlink:type="simple" xlink:href="#3.Descrizione package “logica”|outline" text:style-name="Page_20_Number" text:visited-style-name="Page_20_Number">7</text:a></text:p>
          <text:p text:style-name="P43"><text:a xlink:type="simple" xlink:href="#3.1.Descrizione package “logica.simulazione”|outline" text:style-name="Page_20_Number" text:visited-style-name="Page_20_Number">3.1 <text:s text:c="2"/>Descrizione package “logica.simulazione”<text:tab/></text:a><text:a xlink:type="simple" xlink:href="#3.1.Descrizione package “logica.simulazione”|outline" text:style-name="Page_20_Number" text:visited-style-name="Page_20_Number">7</text:a></text:p>
          <text:p text:style-name="P43"><text:a xlink:type="simple" xlink:href="#3.2.Descrizione package “logica.parametri”|outline" text:style-name="Page_20_Number" text:visited-style-name="Page_20_Number">3.2 <text:s text:c="2"/>Descrizione package “logica.parametri”<text:tab/></text:a><text:a xlink:type="simple" xlink:href="#3.2.Descrizione package “logica.parametri”|outline" text:style-name="Page_20_Number" text:visited-style-name="Page_20_Number">7</text:a></text:p>
          <text:p text:style-name="P43"><text:a xlink:type="simple" xlink:href="#3.3.Descrizione package “logica.schedulazione”|outline" text:style-name="Page_20_Number" text:visited-style-name="Page_20_Number">3.3 <text:s text:c="2"/>Descrizione package “logica.schedulazione”<text:tab/></text:a><text:a xlink:type="simple" xlink:href="#3.3.Descrizione package “logica.schedulazione”|outline" text:style-name="Page_20_Number" text:visited-style-name="Page_20_Number">7</text:a></text:p>
          <text:p text:style-name="P43"><text:a xlink:type="simple" xlink:href="#3.4.Descrizione package “logica.politiche”|outline" text:style-name="Page_20_Number" text:visited-style-name="Page_20_Number">3.4 <text:s text:c="2"/>Descrizione package “logica.politiche”<text:tab/></text:a><text:a xlink:type="simple" xlink:href="#3.4.Descrizione package “logica.politiche”|outline" text:style-name="Page_20_Number" text:visited-style-name="Page_20_Number">7</text:a></text:p>
          <text:p text:style-name="P43"><text:a xlink:type="simple" xlink:href="#3.5.Descrizione package “logica.caricamento”|outline" text:style-name="Page_20_Number" text:visited-style-name="Page_20_Number">3.5 <text:s text:c="2"/>Descrizione package “logica.caricamento”<text:tab/></text:a><text:a xlink:type="simple" xlink:href="#3.5.Descrizione package “logica.caricamento”|outline" text:style-name="Page_20_Number" text:visited-style-name="Page_20_Number">7</text:a></text:p>
          <text:p text:style-name="P51"><text:a xlink:type="simple" xlink:href="#4.Descrizione package “gui”|outline" text:style-name="Page_20_Number" text:visited-style-name="Page_20_Number">4 <text:s text:c="2"/>Descrizione package “gui”<text:tab/></text:a><text:a xlink:type="simple" xlink:href="#4.Descrizione package “gui”|outline" text:style-name="Page_20_Number" text:visited-style-name="Page_20_Number">7</text:a></text:p>
          <text:p text:style-name="P51"><text:soft-page-break/><text:a xlink:type="simple" xlink:href="#5.Stime di fattibilità e bisogno di risorse |outline" text:style-name="Page_20_Number" text:visited-style-name="Page_20_Number">5 <text:s text:c="2"/>Stime di fattibilità e bisogno di risorse <text:tab/></text:a><text:a xlink:type="simple" xlink:href="#5.Stime di fattibilità e bisogno di risorse |outline" text:style-name="Page_20_Number" text:visited-style-name="Page_20_Number">7</text:a></text:p>
          <text:p text:style-name="P43"><text:a xlink:type="simple" xlink:href="#5.1.Occupazione di memoria virtuale |outline" text:style-name="Page_20_Number" text:visited-style-name="Page_20_Number">5.1 <text:s text:c="2"/>Occupazione di memoria virtuale <text:tab/></text:a><text:a xlink:type="simple" xlink:href="#5.1.Occupazione di memoria virtuale |outline" text:style-name="Page_20_Number" text:visited-style-name="Page_20_Number">7</text:a></text:p>
          <text:p text:style-name="P51"><text:a xlink:type="simple" xlink:href="#6.Tracciamento componenti – requisiti |outline" text:style-name="Page_20_Number" text:visited-style-name="Page_20_Number">6 <text:s text:c="2"/>Tracciamento componenti – requisiti <text:tab/></text:a><text:a xlink:type="simple" xlink:href="#6.Tracciamento componenti – requisiti |outline" text:style-name="Page_20_Number" text:visited-style-name="Page_20_Number">7</text:a></text:p>
        </text:index-body>
      </text:table-of-content>
      <text:p text:style-name="P16"/>
      <text:h text:style-name="P31" text:outline-level="1">Introduzione </text:h>
      <text:h text:style-name="P32" text:outline-level="2">Scopo del documento </text:h>
      <text:p text:style-name="P24">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P32" text:outline-level="2">Scopo del prodotto</text:h>
      <text:p text:style-name="P25">Lo scopo del prodotto SiGeM è quello di fornire un sistema didattico destinato allo studio dei meccanismi di gestione della memoria in un elaboratore multiprogrammato. Tale software consentirà all'utilizzatore di simulare il comportamento di vari algoritmi di rimpiazzo delle pagine e segmenti, sulla base di dati da lui specificati, ai fini di illustrare le problematiche inerenti alla gestione della memoria. Per una descrizione piu' dettagliata rimandiamo al documento [AR].</text:p>
      <text:h text:style-name="P32" text:outline-level="2">Glossario </text:h>
      <text:p text:style-name="P27">I termini in <text:span text:style-name="T2">corsivo</text:span><text:span text:style-name="T3"> sono descritti per una migliore comprensione nel documento [G], allegato a questo documento.</text:span></text:p>
      <text:h text:style-name="P35" text:outline-level="2">Riferimenti</text:h>
      <text:list text:style-name="L1">
        <text:list-item>
          <text:p text:style-name="P36">[AR] Analisi_dei_requisiti.pdf</text:p>
        </text:list-item>
        <text:list-item>
          <text:p text:style-name="P36">[G] Glossario.pdf</text:p>
        </text:list-item>
        <text:list-item>
          <text:p text:style-name="P36">[PP] Piano_di_progetto.pdf</text:p>
        </text:list-item>
        <text:list-item>
          <text:p text:style-name="P36">[NP] Norme_di_progetto.pdf<text:line-break/></text:p>
        </text:list-item>
      </text:list>
      <text:p text:style-name="P23"/>
      <text:h text:style-name="P34" text:outline-level="2"><text:soft-page-break/>Relazione con altri progetti</text:h>
      <text:p text:style-name="P26">Al fine di ottenere una simulazione piu' completa possibile, oltre gestione della memoria si e' scelto di includere anche la simulazione della schedulazione dei processi. Per riuscire a contenere il tempo di sviluppo, si e' deciso di utilizzare algoritmi gia' sviluppati dal gruppo BlueThoth, realizzatori del progetto “Sgpem v2”. Questa scelta e' stata influenzata dalla buona realizzazione di tali algoritmi, oltre al tipo di linguaggio usato (Java), compatibile con il nostro progetto.</text:p>
      <text:h text:style-name="P29" text:outline-level="1">Definizione del prodotto </text:h>
      <text:h text:style-name="P33" text:outline-level="2">Metodo e formalismo di specifica </text:h>
      <text:p text:style-name="Text_20_body">Per rendere piu' comprensibile l'architettura da noi realizzata per descrivere il progetto, utilizzeremo diagrammi delle classi in linguaggio UML. Di questi diagrammi si fornira' poi una descrizione in dettaglio.</text:p>
      <text:p text:style-name="Text_20_body">Questo documento e' stato redatto durante al fase di analisi (rif. [PP]), pertanto presentera' un livello di astrazione alto. Successivamente, durante la fase di progettazione, verra' analizzato ogni singolo componente, specificando con piu' rigore il contenuto delle classi e le relazioni tra le classi stesse.</text:p>
      <text:h text:style-name="P33" text:outline-level="2">Primo livello di decomposizione architetturale </text:h>
      <text:p text:style-name="Text_20_body">Di seguito viene riportato il diagramma delle classi realizzato in fase di analisi, con relativa illustrazione dei vari componenti.</text:p>
      <text:p text:style-name="Text_20_body">Il cuore centrale del sistema e' formata dalla coppia Scheduler-GestoreMemoria, coordinata dalla classe Processore: e' compito dello Scheduler infatti scegliere il processo da mandare in esecuzione, in accordo con la politica di schedulazione dei processi scelta, mentre il GestoreMemoria si occupa della gestione delle pagine/segmenti di cui ha bisogno il processo. Compito del Processore e' infine unire le <text:soft-page-break/>informazioni ottenute da Scheduler e GestoreMemoria per costruire un Istante della simulazione. Per Istante si intende una singola unita' di tempo nell'evolvere della simulazione: deve percio' contenere tutte le informazioni che serviranno poi per calcolare le statistiche e lo stato del sistema.</text:p>
      <text:p text:style-name="Text_20_body">Per quanto riguarda il meccanismo di schedulazione dei processi, ci siamo ispirati al lavoro effettuato in precedenza dal gruppo BlueThoth come specificato nel punto 1.5. Le classi principali coinvolte nella schedulazione sono: Processo, PCB e PoliticaOrdinamentoProcesso. Un'istanza di Processo contiene tutte le informazioni riguardanti il processo al momento della sua creazione. PCB (Process Control Block) ha lo scopo di salvare, per ogni processo, i suoi parametri durante l'evoluzione della simulazione. PoliticaOrdinamentoProcesso sara' poi realizzata come interfaccia: ogni sua implementazione rappresentera' una delle politiche di schedulazione dei processi specificate in [AR], paragrafo 3.3.3, tabella 7.</text:p>
      <text:p text:style-name="Text_20_body">La gestione della memoria rappresenta l'obiettivo centrale del nostro progetto. Le classi coinvolte sono: RAM, SWAP, PoliticaOrdinamentoMemoria. RAM rappresenta la memoria principale usata dai processi da simulare. SWAP invece vuole simulare la memoria virtuale su disco fisso. Entrambe sono costituite da un insieme di implementazioni concrete dell'interfaccia Memoria, che sara' illustrata in seguito. PoliticaRimpiazzoMemoria e' un'interfaccia che sara' implementata dalle diverse politiche di rimpiazzo delle pagine, illustrate in [AR] par. 3.3.3 tabella 3, o dalle diverse politiche di rimpiazzo dei segmenti, illustrate in [AR] par. 3.3.3 tabella 4.</text:p>
      <text:p text:style-name="Text_20_body">Per rappresentare le diverse modalita' di organizzare la memoria, usiamo un'interfaccia Memoria. L'implementazione concreta di questa interfaccia sara' operata dalle classi Pagina, Segmento e SegmentoPaginato. In tutte queste classi, come attributo indispensabile, sara' presente un identificativo univoco per distinguere le varie <text:s/>locazioni di memoria le une dalle altre.</text:p>
      <text:p text:style-name="Text_20_body">Simulazione si preoccupera' di collezionare e salvare l'evoluzione della <text:soft-page-break/>simulazione. Questo sara' realizzato tramite una collezione ordinata di istanze della classe Istante.</text:p>
      <text:p text:style-name="Text_20_body">Player rappresenta la classe incaricata di scorrere la collezione ordinata di istanze della classe Istante contenuta in Simulazione. Dovra' offrire tutte le funzionalita' previste in [AR], 3.3.3, </text:p>
      <text:h text:style-name="P28" text:outline-level="1">Descrizione package “logica”</text:h>
      <text:h text:style-name="P44" text:outline-level="2">Descrizione package “logica.simulazione”</text:h>
      <text:h text:style-name="P44" text:outline-level="2">Descrizione package “logica.parametri”</text:h>
      <text:h text:style-name="P44" text:outline-level="2">Descrizione package “logica.schedulazione”</text:h>
      <text:h text:style-name="P44" text:outline-level="2">Descrizione package “logica.politiche”</text:h>
      <text:h text:style-name="P44" text:outline-level="2">Descrizione package “logica.caricamento”</text:h>
      <text:h text:style-name="P28" text:outline-level="1">Descrizione package “gui”</text:h>
      <text:h text:style-name="P30" text:outline-level="1">Stime di fattibilità e bisogno di risorse </text:h>
      <text:p text:style-name="P48">Come gia' detto il progetto verra' realizzato utilizzando il linguaggio Java (versione 1.6.0) per i le seguenti motivazioni:</text:p>
      <text:list text:style-name="L5">
        <text:list-item>
          <text:p text:style-name="P49">tutti i componenti hanno familiarita' con questo linguaggio di programmazione;</text:p>
        </text:list-item>
        <text:list-item>
          <text:p text:style-name="P49">questo linguaggio permette la portabilita' del programma <text:s/>da una piattaforma ad un'altra, requisito implicito evidenziato in [AR] con il codice <text:soft-page-break/>RNO08</text:p>
        </text:list-item>
      </text:list>
      <text:h text:style-name="P33" text:outline-level="2">Occupazione di memoria virtuale </text:h>
      <text:p text:style-name="P41">Poca</text:p>
      <text:h text:style-name="P30" text:outline-level="1">Tracciamento componenti – requisiti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1181in" fo:margin-right="0.1181in" fo:margin-top="0.0783in" fo:margin-bottom="0.0783in" fo:text-align="justify" style:justify-single-word="false" fo:text-indent="0.3937in"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0984in" fo:margin-bottom="0.0984in"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965in" fo:margin-right="0in" fo:text-indent="0in" style:auto-text-indent="false" style:page-number="auto" fo:background-color="transparent">
        <style:tab-stops>
          <style:tab-stop style:position="6.6925in"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_5b_Eg_5d_Testo" style:display-name="[Eg]Testo" style:family="paragraph" style:parent-style-name="Text_20_body">
      <style:paragraph-properties fo:margin-left="0.1965in" fo:margin-right="0in" fo:text-indent="0in" style:auto-text-indent="false" style:shadow="none">
        <style:tab-stops>
          <style:tab-stop style:position="2.4063in"/>
          <style:tab-stop style:position="5.4063in"/>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0783in" fo:margin-bottom="0.1181in"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0984in" fo:margin-right="0in" fo:text-indent="0in"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in" fo:margin-bottom="0.1575in"/>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1" text:display-levels="7">
        <style:list-level-properties text:min-label-distance="0.15in"/>
      </text:outline-level-style>
      <text:outline-level-style text:level="8" style:num-format="1" text:display-levels="8">
        <style:list-level-properties text:min-label-distance="0.15in"/>
      </text:outline-level-style>
      <text:outline-level-style text:level="9" style:num-format="1" text:display-levels="9">
        <style:list-level-properties text:min-label-distance="0.15in"/>
      </text:outline-level-style>
      <text:outline-level-style text:level="10" style:num-format="1" text:display-levels="10">
        <style:list-level-properties text:min-label-distance="0.15in"/>
      </text:outline-level-style>
    </text:outline-style>
    <text:list-style style:name="RTF_5f_Num_20_2" style:display-name="RTF_Num 2">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6.6924in" table:align="left"/>
    </style:style>
    <style:style style:name="Tabella1.A" style:family="table-column">
      <style:table-column-properties style:column-width="4.834in"/>
    </style:style>
    <style:style style:name="Tabella1.B" style:family="table-column">
      <style:table-column-properties style:column-width="1.8583in"/>
    </style:style>
    <style:style style:name="Tabella1.1" style:family="table-row">
      <style:table-row-properties style:min-row-height="1.1458in"/>
    </style:style>
    <style:style style:name="Tabella1.A1" style:family="table-cell">
      <style:table-cell-properties fo:padding="0.0382in" fo:border-left="none" fo:border-right="none" fo:border-top="none" fo:border-bottom="0.0007in solid #000000"/>
    </style:style>
    <style:style style:name="Tabella1.B1.1" style:family="table-row">
      <style:table-row-properties style:min-row-height="0.5729in"/>
    </style:style>
    <style:style style:name="Tabella1.B1.1.1" style:family="table-cell">
      <style:table-cell-properties fo:padding="0.0382in" fo:border-left="0.0007in solid #000000" fo:border-right="none" fo:border-top="none" fo:border-bottom="0.0007in solid #000000"/>
    </style:style>
    <style:style style:name="Tabella1.B1.2" style:family="table-row">
      <style:table-row-properties style:min-row-height="0.2493in"/>
    </style:style>
    <style:style style:name="Tabella3" style:family="table">
      <style:table-properties style:width="6.6924in" table:align="margins"/>
    </style:style>
    <style:style style:name="Tabella3.A" style:family="table-column">
      <style:table-column-properties style:column-width="1.6458in" style:rel-column-width="16116*"/>
    </style:style>
    <style:style style:name="Tabella3.D" style:family="table-column">
      <style:table-column-properties style:column-width="1.7549in" style:rel-column-width="17187*"/>
    </style:style>
    <style:style style:name="Tabella3.A1" style:family="table-cell">
      <style:table-cell-properties fo:padding="0.0396in" fo:border-left="none" fo:border-right="none" fo:border-top="0.0007in solid #000000" fo:border-bottom="none"/>
    </style:style>
    <style:style style:name="Tabella3.B1" style:family="table-cell">
      <style:table-cell-properties fo:padding="0.0396in" fo:border-left="0.0007in solid #000000" fo:border-right="none" fo:border-top="0.0007in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2.7811in"/>
          <style:tab-stop style:position="3.3457in" style:type="center"/>
          <style:tab-stop style:position="6.6925in"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2.7811in"/>
          <style:tab-stop style:position="3.3457in" style:type="center"/>
          <style:tab-stop style:position="6.6925in"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1.7819in" svg:height="0.8201in" draw:z-index="7"><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24/01/2008</text:p>
            </table:table-cell>
            <table:table-cell table:style-name="Tabella3.B1" office:value-type="string">
              <text:p text:style-name="P8">Pagina <text:page-number text:select-page="current">5</text:page-number> di <text:page-count>8</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Zatton [IN1]</dc:creator>
    <dc:date>2008-01-24T17:29:33</dc:date>
    <meta:print-date>2005-11-30T16:25:56</meta:print-date>
    <meta:editing-cycles>418</meta:editing-cycles>
    <meta:editing-duration>P2DT6H38M59S</meta:editing-duration>
    <meta:user-defined meta:name="Info 1"/>
    <meta:user-defined meta:name="Info 2"/>
    <meta:user-defined meta:name="Info 3"/>
    <meta:user-defined meta:name="Info 4"/>
    <meta:document-statistic meta:table-count="4" meta:image-count="1" meta:object-count="0" meta:page-count="8" meta:paragraph-count="98" meta:word-count="991" meta:character-count="7284"/>
  </office:meta>
</office:document-meta>
</file>